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84000003842B39B64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Arial" fo:font-size="48pt" fo:font-weight="bold" style:font-size-asian="48pt" style:font-weight-asian="bold" style:font-size-complex="48pt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2.6799in"/>
        </style:tab-stops>
      </style:paragraph-properties>
      <style:text-properties style:font-name="Arial" fo:font-size="48pt" fo:font-weight="bold" officeooo:rsid="0017003b" officeooo:paragraph-rsid="0017003b" style:font-size-asian="48pt" style:font-weight-asian="bold" style:font-size-complex="48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2.9811in" svg:height="2.9811in" draw:z-index="0"><draw:image xlink:href="Pictures/1000020100000384000003842B39B64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Free Wifi Here</text:p>
      <text:p text:style-name="P3"/>
      <text:p text:style-name="P3">SSID: <text:s/>Buffalomesh.net</text:p>
      <text:p text:style-name="P3"/>
      <text:p text:style-name="P3">http://thisno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2T13:03:35.424631684</meta:creation-date>
    <dc:date>2015-01-12T13:09:52.989908481</dc:date>
    <meta:editing-duration>P0D</meta:editing-duration>
    <meta:editing-cycles>1</meta:editing-cycles>
    <meta:document-statistic meta:table-count="0" meta:image-count="1" meta:object-count="0" meta:page-count="1" meta:paragraph-count="3" meta:word-count="6" meta:character-count="51" meta:non-whitespace-character-count="47"/>
    <meta:generator>LibreOffice/4.2.7.2$Linux_X86_64 LibreOffice_project/420m0$Build-2</meta:generator>
  </office:meta>
</office:document-meta>
</file>